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76cm" fo:min-width="2.73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4cm" fo:min-width="1.97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4.25cm"/>
      <style:paragraph-properties style:writing-mode="lr-tb"/>
    </style:style>
    <style:style style:name="gr7" style:family="graphic" style:parent-style-name="objectwithoutfill">
      <style:graphic-properties draw:marker-end="Arrowheads_20_85" draw:marker-end-width="0.3cm" draw:fill="none" draw:textarea-vertical-align="middle"/>
    </style:style>
    <style:style style:name="gr8" style:family="graphic" style:parent-style-name="objectwithoutfill">
      <style:graphic-properties draw:marker-end="Arrowheads_20_86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cm" fo:min-width="9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cm" fo:min-width="9.25cm"/>
      <style:paragraph-properties style:writing-mode="lr-tb"/>
    </style:style>
    <style:style style:name="gr11" style:family="graphic" style:parent-style-name="objectwithoutfill">
      <style:graphic-properties draw:marker-end="Arrowheads_20_87" draw:marker-end-width="0.3cm" draw:fill="none" draw:textarea-vertical-align="middle"/>
    </style:style>
    <style:style style:name="gr12" style:family="graphic" style:parent-style-name="objectwithoutfill">
      <style:graphic-properties draw:marker-end="Arrowheads_20_88" draw:marker-end-width="0.3cm" draw:fill="none" draw:textarea-vertical-align="middle"/>
    </style:style>
    <style:style style:name="gr13" style:family="graphic" style:parent-style-name="objectwithoutfill">
      <style:graphic-properties draw:marker-end="Arrowheads_20_89" draw:marker-end-width="0.3cm" draw:fill="none" draw:textarea-vertical-align="middle"/>
    </style:style>
    <style:style style:name="gr14" style:family="graphic" style:parent-style-name="objectwithoutfill">
      <style:graphic-properties draw:marker-end="Arrowheads_20_90" draw:marker-end-width="0.3cm" draw:fill="none" draw:textarea-vertical-align="middle"/>
    </style:style>
    <style:style style:name="gr15" style:family="graphic" style:parent-style-name="objectwithoutfill">
      <style:graphic-properties draw:marker-end="Arrowheads_20_91" draw:marker-end-width="0.3cm" draw:fill="none" draw:textarea-vertical-align="middle"/>
    </style:style>
    <style:style style:name="gr16" style:family="graphic" style:parent-style-name="objectwithoutfill">
      <style:graphic-properties draw:marker-end="Arrowheads_20_92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953cm" fo:min-width="3.386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99cm" fo:min-width="3.3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99cm" fo:min-width="5.899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53cm" fo:min-width="3.74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599cm" fo:min-width="4.501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3.897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499cm" fo:min-width="6.149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cm" fo:min-width="10.5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953cm" fo:min-width="2.714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925cm" fo:min-width="2.35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cm" fo:min-width="1.8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499cm" fo:min-width="3.399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5cm" fo:min-width="3cm"/>
      <style:paragraph-properties style:writing-mode="lr-tb"/>
    </style:style>
    <style:style style:name="gr31" style:family="graphic" style:parent-style-name="objectwithoutfill">
      <style:graphic-properties draw:marker-end="Arrowheads_20_93" draw:marker-end-width="0.3cm" draw:fill="none" draw:textarea-vertical-align="middle"/>
    </style:style>
    <style:style style:name="gr32" style:family="graphic" style:parent-style-name="objectwithoutfill">
      <style:graphic-properties draw:marker-end="Arrowheads_20_94" draw:marker-end-width="0.3cm" draw:fill="none" draw:textarea-vertical-align="middle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953cm" fo:min-width="2.184cm"/>
      <style:paragraph-properties style:writing-mode="lr-tb"/>
    </style:style>
    <style:style style:name="gr34" style:family="graphic" style:parent-style-name="objectwithoutfill">
      <style:graphic-properties draw:marker-end="Arrowheads_20_95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547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749cm" fo:min-width="3.3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453cm"/>
      <style:paragraph-properties style:writing-mode="lr-tb"/>
    </style:style>
    <style:style style:name="gr38" style:family="graphic" style:parent-style-name="objectwithoutfill">
      <style:graphic-properties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416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25cm" fo:min-width="4.649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812cm" fo:min-width="2.417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6cm" fo:min-width="2.571cm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988cm" fo:min-width="2.152cm"/>
      <style:paragraph-properties style:writing-mode="lr-tb"/>
    </style:style>
    <style:style style:name="gr45" style:family="graphic" style:parent-style-name="objectwithoutfill">
      <style:graphic-properties draw:marker-end="Arrowheads_20_27" draw:marker-end-width="0.3cm" draw:fill="none" draw:textarea-vertical-align="middl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5cm" fo:min-width="6.399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48cm" fo:min-width="5.318cm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75cm" fo:min-width="3.2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.25cm" fo:min-width="2.25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876cm" fo:min-width="2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.5cm" fo:min-width="3.149cm"/>
      <style:paragraph-properties style:writing-mode="lr-tb"/>
    </style:style>
    <style:style style:name="gr53" style:family="graphic" style:parent-style-name="objectwithoutfill">
      <style:graphic-properties draw:marker-end="Arrowheads_20_97" draw:marker-end-width="0.3cm" draw:fill="none" draw:textarea-vertical-align="middle"/>
    </style:style>
    <style:style style:name="gr54" style:family="graphic" style:parent-style-name="objectwithoutfill">
      <style:graphic-properties draw:marker-end="Arrowheads_20_98" draw:marker-end-width="0.3cm" draw:fill="none" draw:textarea-vertical-align="middle"/>
    </style:style>
    <style:style style:name="gr55" style:family="graphic" style:parent-style-name="objectwithoutfill">
      <style:graphic-properties draw:marker-end="Arrowheads_20_99" draw:marker-end-width="0.3cm" draw:fill="none" draw:textarea-vertical-align="middle"/>
    </style:style>
    <style:style style:name="gr56" style:family="graphic" style:parent-style-name="objectwithoutfill">
      <style:graphic-properties draw:marker-end="Arrowheads_20_100" draw:marker-end-width="0.3cm" draw:fill="none" draw:textarea-vertical-align="middle"/>
    </style:style>
    <style:style style:name="gr57" style:family="graphic" style:parent-style-name="objectwithoutfill">
      <style:graphic-properties draw:marker-end="Arrowheads_20_101" draw:marker-end-width="0.3cm" draw:fill="none" draw:textarea-vertical-align="middle"/>
    </style:style>
    <style:style style:name="gr58" style:family="graphic" style:parent-style-name="objectwithoutfill">
      <style:graphic-properties draw:marker-end="Arrowheads_20_102" draw:marker-end-width="0.3cm" draw:fill="none" draw:textarea-vertical-align="middle"/>
    </style:style>
    <style:style style:name="gr59" style:family="graphic" style:parent-style-name="objectwithoutfill">
      <style:graphic-properties draw:marker-end="Arrowheads_20_104" draw:marker-end-width="0.3cm" draw:fill="none" draw:textarea-vertical-align="middle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1.48cm" fo:min-width="3.62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75cm" fo:min-width="1.463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1cm" fo:min-width="4.5cm"/>
      <style:paragraph-properties style:writing-mode="lr-tb"/>
    </style:style>
    <style:style style:name="gr64" style:family="graphic" style:parent-style-name="objectwithoutfill">
      <style:graphic-properties draw:marker-end="Arrowheads_20_105" draw:marker-end-width="0.3cm" draw:fill="none" draw:textarea-vertical-align="middle"/>
    </style:style>
    <style:style style:name="gr65" style:family="graphic" style:parent-style-name="objectwithoutfill">
      <style:graphic-properties draw:marker-end="Arrowheads_20_106" draw:marker-end-width="0.3cm" draw:fill="none" draw:textarea-vertical-align="middle"/>
    </style:style>
    <style:style style:name="gr66" style:family="graphic" style:parent-style-name="objectwithoutfill">
      <style:graphic-properties draw:marker-end="Arrowheads_20_108" draw:marker-end-width="0.3cm" draw:fill="none" draw:textarea-vertical-align="middle"/>
    </style:style>
    <style:style style:name="gr67" style:family="graphic" style:parent-style-name="objectwithoutfill">
      <style:graphic-properties draw:marker-end="Arrowheads_20_109" draw:marker-end-width="0.3cm" draw:fill="none" draw:textarea-vertical-align="middle"/>
    </style:style>
    <style:style style:name="gr68" style:family="graphic" style:parent-style-name="objectwithoutfill">
      <style:graphic-properties draw:marker-end="Arrowheads_20_110" draw:marker-end-width="0.3cm" draw:fill="none" draw:textarea-vertical-align="middle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852cm" fo:min-width="2.571cm"/>
      <style:paragraph-properties style:writing-mode="lr-tb"/>
    </style:style>
    <style:style style:name="gr70" style:family="graphic" style:parent-style-name="objectwithoutfill">
      <style:graphic-properties draw:marker-end="Arrowheads_20_111" draw:marker-end-width="0.3cm" draw:fill="none" draw:textarea-vertical-align="middle"/>
    </style:style>
    <style:style style:name="gr71" style:family="graphic" style:parent-style-name="objectwithoutfill">
      <style:graphic-properties draw:marker-end="Arrowheads_20_112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74cm" fo:min-width="3.398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15cm" fo:min-width="2.676cm"/>
      <style:paragraph-properties style:writing-mode="lr-tb"/>
    </style:style>
    <style:style style:name="gr75" style:family="graphic" style:parent-style-name="objectwithoutfill">
      <style:graphic-properties draw:marker-end="Arrowheads_20_36" draw:marker-end-width="0.3cm" draw:fill="none" draw:textarea-vertical-align="middle"/>
    </style:style>
    <style:style style:name="gr76" style:family="graphic" style:parent-style-name="objectwithoutfill">
      <style:graphic-properties draw:marker-end="Arrowheads_20_38" draw:marker-end-width="0.3cm" draw:fill="none" draw:textarea-vertical-align="middle"/>
    </style:style>
    <style:style style:name="gr77" style:family="graphic" style:parent-style-name="objectwithoutfill">
      <style:graphic-properties draw:marker-end="Arrowheads_20_77" draw:marker-end-width="0.3cm" draw:fill="none" draw:textarea-vertical-align="middle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1.3cm" fo:min-width="5.175cm"/>
      <style:paragraph-properties style:writing-mode="lr-tb"/>
    </style:style>
    <style:style style:name="gr80" style:family="graphic" style:parent-style-name="objectwithoutfill">
      <style:graphic-properties draw:marker-end="Arrowheads_20_113" draw:marker-end-width="0.3cm" draw:fill="none" draw:textarea-vertical-align="middle"/>
    </style:style>
    <style:style style:name="gr81" style:family="graphic" style:parent-style-name="objectwithoutfill">
      <style:graphic-properties draw:marker-end="Arrowheads_20_114" draw:marker-end-width="0.3cm" draw:fill="none" draw:textarea-vertical-align="middle"/>
    </style:style>
    <style:style style:name="gr82" style:family="graphic" style:parent-style-name="objectwithoutfill">
      <style:graphic-properties draw:marker-end="Arrowheads_20_11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75cm" svg:height="1.45cm" svg:x="5.005cm" svg:y="1.3cm">
          <text:p text:style-name="P1">func(a, b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5cm" svg:height="1.8cm" svg:x="5.542cm" svg:y="24.4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5cm" svg:height="2cm" svg:x="4.792cm" svg:y="4.75cm">
          <text:p text:style-name="P1">a=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85cm" svg:height="0.962cm" svg:x="10.15cm" svg:y="4.5cm">
          <draw:text-box>
            <text:p>Да</text:p>
          </draw:text-box>
        </draw:frame>
        <draw:frame draw:style-name="gr5" draw:text-style-name="P5" draw:layer="layout" svg:width="1.582cm" svg:height="0.962cm" svg:x="4.068cm" svg:y="4.038cm">
          <draw:text-box>
            <text:p text:style-name="P4">Нет</text:p>
          </draw:text-box>
        </draw:frame>
        <draw:custom-shape draw:style-name="gr6" draw:text-style-name="P2" xml:id="id2" draw:id="id2" draw:layer="layout" svg:width="4.75cm" svg:height="2cm" svg:x="13cm" svg:y="6.9cm">
          <text:p text:style-name="P1">return str(a)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9.792cm" svg:y1="5.75cm" svg:x2="15.375cm" svg:y2="6.9cm" draw:start-shape="id1" draw:start-glue-point="7" draw:end-shape="id2" draw:end-glue-point="0" svg:d="M9792 5750h5583v1150" svg:viewBox="0 0 5584 1151">
          <text:p/>
        </draw:connector>
        <draw:connector draw:style-name="gr8" draw:text-style-name="P6" draw:layer="layout" draw:type="line" svg:x1="7.293cm" svg:y1="2.75cm" svg:x2="7.292cm" svg:y2="4.75cm" draw:start-shape="id3" draw:start-glue-point="8" draw:end-shape="id1" draw:end-glue-point="4" svg:d="M7293 2750l-1 2000" svg:viewBox="0 0 2 2001">
          <text:p/>
        </draw:connector>
        <draw:custom-shape draw:style-name="gr3" draw:text-style-name="P2" xml:id="id4" draw:id="id4" draw:layer="layout" svg:width="5cm" svg:height="2cm" svg:x="4.792cm" svg:y="18cm">
          <text:p text:style-name="P1">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85cm" svg:height="0.962cm" svg:x="9.9cm" svg:y="17.75cm">
          <draw:text-box>
            <text:p>Да</text:p>
          </draw:text-box>
        </draw:frame>
        <draw:frame draw:style-name="gr5" draw:text-style-name="P5" draw:layer="layout" svg:width="1.582cm" svg:height="0.962cm" svg:x="3.818cm" svg:y="17.25cm">
          <draw:text-box>
            <text:p text:style-name="P4">Нет</text:p>
          </draw:text-box>
        </draw:frame>
        <draw:connector draw:style-name="gr7" draw:text-style-name="P6" draw:layer="layout" svg:x1="9.792cm" svg:y1="19cm" svg:x2="12.525cm" svg:y2="20.35cm" draw:start-shape="id4" draw:start-glue-point="7" draw:end-shape="id5" draw:end-glue-point="0" svg:d="M9792 19000h2733v1350" svg:viewBox="0 0 2734 1351">
          <text:p/>
        </draw:connector>
        <draw:custom-shape draw:style-name="gr3" draw:text-style-name="P2" xml:id="id6" draw:id="id6" draw:layer="layout" svg:width="5cm" svg:height="2cm" svg:x="4.792cm" svg:y="10.75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1.285cm" svg:height="0.962cm" svg:x="9.9cm" svg:y="10.038cm">
          <draw:text-box>
            <text:p text:style-name="P4">Да</text:p>
          </draw:text-box>
        </draw:frame>
        <draw:frame draw:style-name="gr5" draw:text-style-name="P5" draw:layer="layout" svg:width="1.582cm" svg:height="0.962cm" svg:x="4.068cm" svg:y="10.038cm">
          <draw:text-box>
            <text:p text:style-name="P4">Нет</text:p>
          </draw:text-box>
        </draw:frame>
        <draw:connector draw:style-name="gr7" draw:text-style-name="P6" draw:layer="layout" svg:x1="9.792cm" svg:y1="11.75cm" svg:x2="13.1cm" svg:y2="13cm" draw:start-shape="id6" draw:start-glue-point="7" draw:end-shape="id7" draw:end-glue-point="0" svg:d="M9792 11750h3308v1250" svg:viewBox="0 0 3309 1251">
          <text:p/>
        </draw:connector>
        <draw:custom-shape draw:style-name="gr9" draw:text-style-name="P2" xml:id="id7" draw:id="id7" draw:layer="layout" svg:width="9.5cm" svg:height="1.75cm" svg:x="8.35cm" svg:y="13cm">
          <text:p text:style-name="P1">return str(a) + str(func(a - 1, b))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9.75cm" svg:height="1.75cm" svg:x="7.65cm" svg:y="20.35cm">
          <text:p text:style-name="P1">return str(a) + str(func(a + 1, b))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792cm" svg:y1="5.75cm" svg:x2="7.292cm" svg:y2="10.75cm" draw:start-shape="id1" draw:start-glue-point="5" draw:end-shape="id6" draw:end-glue-point="4" svg:d="M4792 5750h-501v3001h3001v1999" svg:viewBox="0 0 3002 5001">
          <text:p/>
        </draw:connector>
        <draw:connector draw:style-name="gr12" draw:text-style-name="P6" draw:layer="layout" svg:x1="4.792cm" svg:y1="11.75cm" svg:x2="7.292cm" svg:y2="18cm" draw:start-shape="id6" draw:start-glue-point="5" draw:end-shape="id4" draw:end-glue-point="4" svg:d="M4792 11750h-501v3626h3001v2624" svg:viewBox="0 0 3002 6251">
          <text:p/>
        </draw:connector>
        <draw:connector draw:style-name="gr13" draw:text-style-name="P6" draw:layer="layout" draw:line-skew="0cm 1.024cm" svg:x1="4.792cm" svg:y1="19cm" svg:x2="7.292cm" svg:y2="24.45cm" draw:start-shape="id4" draw:start-glue-point="5" draw:end-shape="id8" draw:end-glue-point="4" svg:d="M4792 19000h-501v4250h3001v1200" svg:viewBox="0 0 3002 5451">
          <text:p/>
        </draw:connector>
        <draw:connector draw:style-name="gr14" draw:text-style-name="P6" draw:layer="layout" draw:line-skew="1.249cm 6.575cm" svg:x1="17.75cm" svg:y1="7.9cm" svg:x2="7.292cm" svg:y2="24.45cm" draw:start-shape="id2" draw:start-glue-point="1" draw:end-shape="id8" draw:end-glue-point="4" svg:d="M17750 7900h1750v15350h-12208v1200" svg:viewBox="0 0 12209 16551">
          <text:p/>
        </draw:connector>
        <draw:connector draw:style-name="gr15" draw:text-style-name="P6" draw:layer="layout" draw:line-skew="0.399cm 3.65cm" svg:x1="17.85cm" svg:y1="13.875cm" svg:x2="7.292cm" svg:y2="24.45cm" draw:start-shape="id7" draw:start-glue-point="1" draw:end-shape="id8" draw:end-glue-point="4" svg:d="M17850 13875h900v9375h-11458v1200" svg:viewBox="0 0 11459 10576">
          <text:p/>
        </draw:connector>
        <draw:connector draw:style-name="gr16" draw:text-style-name="P6" draw:layer="layout" svg:x1="12.525cm" svg:y1="22.1cm" svg:x2="7.292cm" svg:y2="24.45cm" draw:start-shape="id5" draw:start-glue-point="2" draw:end-shape="id8" draw:end-glue-point="4" svg:d="M12525 22100v1175h-5233v1175" svg:viewBox="0 0 5234 2351">
          <text:p/>
        </draw:connector>
      </draw:page>
      <draw:page draw:name="page2" draw:style-name="dp1" draw:master-page-name="Default">
        <draw:custom-shape draw:style-name="gr17" draw:text-style-name="P2" xml:id="id11" draw:id="id11" draw:layer="layout" svg:width="5.494cm" svg:height="1.699cm" svg:x="7.606cm" svg:y="1.301cm">
          <text:p text:style-name="P1">Akk(m, 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5cm" svg:height="1.8cm" svg:x="11.9cm" svg:y="11.2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5cm" svg:height="2cm" svg:x="7.893cm" svg:y="3.651cm">
          <text:p text:style-name="P1">m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85cm" svg:height="0.962cm" svg:x="12.951cm" svg:y="3.201cm">
          <draw:text-box>
            <text:p>Да</text:p>
          </draw:text-box>
        </draw:frame>
        <draw:frame draw:style-name="gr5" draw:text-style-name="P5" draw:layer="layout" svg:width="1.582cm" svg:height="0.962cm" svg:x="7.169cm" svg:y="3.239cm">
          <draw:text-box>
            <text:p text:style-name="P4">Нет</text:p>
          </draw:text-box>
        </draw:frame>
        <draw:custom-shape draw:style-name="gr18" draw:text-style-name="P2" xml:id="id10" draw:id="id10" draw:layer="layout" svg:width="3.85cm" svg:height="1.349cm" svg:x="15.25cm" svg:y="5.201cm">
          <text:p text:style-name="P1">return n + 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2.893cm" svg:y1="4.651cm" svg:x2="17.175cm" svg:y2="5.201cm" draw:start-shape="id9" draw:start-glue-point="7" draw:end-shape="id10" draw:end-glue-point="0" svg:d="M12893 4651h4282v550" svg:viewBox="0 0 4283 551">
          <text:p/>
        </draw:connector>
        <draw:connector draw:style-name="gr8" draw:text-style-name="P6" draw:layer="layout" draw:type="line" svg:x1="10.353cm" svg:y1="3cm" svg:x2="10.393cm" svg:y2="3.651cm" draw:start-shape="id11" draw:start-glue-point="8" draw:end-shape="id9" draw:end-glue-point="4" svg:d="M10353 3000l40 651" svg:viewBox="0 0 41 652">
          <text:p/>
        </draw:connector>
        <draw:custom-shape draw:style-name="gr19" draw:text-style-name="P2" xml:id="id12" draw:id="id12" draw:layer="layout" svg:width="9.5cm" svg:height="2.499cm" svg:x="2.3cm" svg:y="5.35cm">
          <text:p text:style-name="P1">m &gt; 0 &amp; n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1.285cm" svg:height="0.962cm" svg:x="12.8cm" svg:y="5.388cm">
          <draw:text-box>
            <text:p text:style-name="P4">Да</text:p>
          </draw:text-box>
        </draw:frame>
        <draw:frame draw:style-name="gr5" draw:text-style-name="P5" draw:layer="layout" svg:width="1.582cm" svg:height="0.962cm" svg:x="2.2cm" svg:y="4.938cm">
          <draw:text-box>
            <text:p text:style-name="P4">Нет</text:p>
          </draw:text-box>
        </draw:frame>
        <draw:connector draw:style-name="gr7" draw:text-style-name="P6" draw:layer="layout" svg:x1="11.8cm" svg:y1="6.6cm" svg:x2="14.449cm" svg:y2="7.201cm" draw:start-shape="id12" draw:start-glue-point="7" draw:end-shape="id13" draw:end-glue-point="0" svg:d="M11800 6600h2649v601" svg:viewBox="0 0 2650 602">
          <text:p/>
        </draw:connector>
        <draw:custom-shape draw:style-name="gr20" draw:text-style-name="P2" xml:id="id13" draw:id="id13" draw:layer="layout" svg:width="6.399cm" svg:height="1.749cm" svg:x="11.25cm" svg:y="7.201cm">
          <text:p text:style-name="P1">return Akk(m - 1, 1)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9.75cm" svg:height="1.75cm" svg:x="1.051cm" svg:y="8.851cm">
          <text:p text:style-name="P1">return Akk(m — 1, Akk(m, n -1))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7.893cm" svg:y1="4.651cm" svg:x2="7.05cm" svg:y2="5.35cm" draw:start-shape="id9" draw:start-glue-point="5" draw:end-shape="id12" draw:end-glue-point="4" svg:d="M7893 4651h-843v699" svg:viewBox="0 0 844 700">
          <text:p/>
        </draw:connector>
        <draw:connector draw:style-name="gr12" draw:text-style-name="P6" draw:layer="layout" svg:x1="2.3cm" svg:y1="6.6cm" svg:x2="5.926cm" svg:y2="8.851cm" draw:start-shape="id12" draw:start-glue-point="5" draw:end-shape="id14" draw:end-glue-point="0" svg:d="M2300 6600h-501v1750h4127v501" svg:viewBox="0 0 4128 2252">
          <text:p/>
        </draw:connector>
        <draw:connector draw:style-name="gr14" draw:text-style-name="P6" draw:layer="layout" draw:line-skew="0cm 1.85cm" svg:x1="19.1cm" svg:y1="5.875cm" svg:x2="13.65cm" svg:y2="11.25cm" draw:start-shape="id10" draw:start-glue-point="1" draw:end-shape="id15" draw:end-glue-point="4" svg:d="M19100 5875h501v4875h-5951v500" svg:viewBox="0 0 5952 5376">
          <text:p/>
        </draw:connector>
        <draw:connector draw:style-name="gr15" draw:text-style-name="P6" draw:layer="layout" svg:x1="17.649cm" svg:y1="8.075cm" svg:x2="13.65cm" svg:y2="11.25cm" draw:start-shape="id13" draw:start-glue-point="1" draw:end-shape="id15" draw:end-glue-point="4" svg:d="M17649 8075h500v2025h-4499v1150" svg:viewBox="0 0 4500 3176">
          <text:p/>
        </draw:connector>
        <draw:connector draw:style-name="gr16" draw:text-style-name="P6" draw:layer="layout" svg:x1="5.926cm" svg:y1="10.601cm" svg:x2="13.65cm" svg:y2="11.25cm" draw:start-shape="id14" draw:start-glue-point="2" draw:end-shape="id15" draw:end-glue-point="4" svg:d="M5926 10601v501h5425v-353h2299v501" svg:viewBox="0 0 7725 650">
          <text:p/>
        </draw:connector>
        <draw:custom-shape draw:style-name="gr21" draw:text-style-name="P2" xml:id="id18" draw:id="id18" draw:layer="layout" svg:width="5.994cm" svg:height="1.699cm" svg:x="3.556cm" svg:y="11.8cm">
          <text:p text:style-name="P1">Akk_1(m, 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3.5cm" svg:height="1.8cm" svg:x="4.793cm" svg:y="26.8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5cm" svg:height="2cm" svg:x="4.043cm" svg:y="14.45cm">
          <text:p text:style-name="P1">m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85cm" svg:height="0.962cm" svg:x="9.101cm" svg:y="14cm">
          <draw:text-box>
            <text:p>Да</text:p>
          </draw:text-box>
        </draw:frame>
        <draw:frame draw:style-name="gr5" draw:text-style-name="P5" draw:layer="layout" svg:width="1.582cm" svg:height="0.962cm" svg:x="3.319cm" svg:y="14.038cm">
          <draw:text-box>
            <text:p text:style-name="P4">Нет</text:p>
          </draw:text-box>
        </draw:frame>
        <draw:custom-shape draw:style-name="gr22" draw:text-style-name="P2" xml:id="id17" draw:id="id17" draw:layer="layout" svg:width="5.001cm" svg:height="1.849cm" svg:x="12cm" svg:y="16.1cm">
          <text:p text:style-name="P1">return n + 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9.043cm" svg:y1="15.45cm" svg:x2="14.5cm" svg:y2="16.1cm" draw:start-shape="id16" draw:start-glue-point="7" draw:end-shape="id17" draw:end-glue-point="0" svg:d="M9043 15450h5457v650" svg:viewBox="0 0 5458 651">
          <text:p/>
        </draw:connector>
        <draw:connector draw:style-name="gr8" draw:text-style-name="P6" draw:layer="layout" draw:type="line" svg:x1="6.553cm" svg:y1="13.499cm" svg:x2="6.543cm" svg:y2="14.45cm" draw:start-shape="id18" draw:start-glue-point="8" draw:end-shape="id16" draw:end-glue-point="4" svg:d="M6553 13499l-10 951" svg:viewBox="0 0 11 952">
          <text:p/>
        </draw:connector>
        <draw:custom-shape draw:style-name="gr23" draw:text-style-name="P2" xml:id="id19" draw:id="id19" draw:layer="layout" svg:width="8.793cm" svg:height="2cm" svg:x="2.25cm" svg:y="21.5cm">
          <text:p text:style-name="P1">m &gt; 0 &amp; n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85cm" svg:height="0.962cm" svg:x="8.75cm" svg:y="21.049cm">
          <draw:text-box>
            <text:p>Да</text:p>
          </draw:text-box>
        </draw:frame>
        <draw:frame draw:style-name="gr5" draw:text-style-name="P5" draw:layer="layout" svg:width="1.582cm" svg:height="0.962cm" svg:x="2.5cm" svg:y="21.149cm">
          <draw:text-box>
            <text:p text:style-name="P4">Нет</text:p>
          </draw:text-box>
        </draw:frame>
        <draw:connector draw:style-name="gr7" draw:text-style-name="P6" draw:layer="layout" svg:x1="11.043cm" svg:y1="22.5cm" svg:x2="12.5cm" svg:y2="23.75cm" draw:start-shape="id19" draw:start-glue-point="7" draw:end-shape="id20" draw:end-glue-point="0" svg:d="M11043 22500h1457v1250" svg:viewBox="0 0 1458 1251">
          <text:p/>
        </draw:connector>
        <draw:custom-shape draw:style-name="gr19" draw:text-style-name="P2" xml:id="id21" draw:id="id21" draw:layer="layout" svg:width="9.5cm" svg:height="2.499cm" svg:x="1.75cm" svg:y="17.549cm">
          <text:p text:style-name="P1">m &gt; 0 &amp; n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1.285cm" svg:height="0.962cm" svg:x="9.25cm" svg:y="17.287cm">
          <draw:text-box>
            <text:p text:style-name="P4">Да</text:p>
          </draw:text-box>
        </draw:frame>
        <draw:frame draw:style-name="gr5" draw:text-style-name="P5" draw:layer="layout" svg:width="1.582cm" svg:height="0.962cm" svg:x="1.95cm" svg:y="17.237cm">
          <draw:text-box>
            <text:p text:style-name="P4">Нет</text:p>
          </draw:text-box>
        </draw:frame>
        <draw:connector draw:style-name="gr7" draw:text-style-name="P6" draw:layer="layout" svg:x1="11.25cm" svg:y1="18.799cm" svg:x2="13.574cm" svg:y2="19.7cm" draw:start-shape="id21" draw:start-glue-point="7" draw:end-shape="id22" draw:end-glue-point="0" svg:d="M11250 18799h2324v901" svg:viewBox="0 0 2325 902">
          <text:p/>
        </draw:connector>
        <draw:custom-shape draw:style-name="gr24" draw:text-style-name="P2" xml:id="id22" draw:id="id22" draw:layer="layout" svg:width="6.649cm" svg:height="1.749cm" svg:x="10.25cm" svg:y="19.7cm">
          <text:p text:style-name="P1">return Akk_1(m - 1, 1)</text:p>
          <draw:enhanced-geometry svg:viewBox="0 0 21600 21600" draw:type="rectangle" draw:enhanced-path="M 0 0 L 21600 0 21600 21600 0 21600 0 0 Z N"/>
        </draw:custom-shape>
        <draw:custom-shape draw:style-name="gr25" draw:text-style-name="P2" xml:id="id20" draw:id="id20" draw:layer="layout" svg:width="11cm" svg:height="1.75cm" svg:x="7cm" svg:y="23.75cm">
          <text:p text:style-name="P1">return Akk_1(m — 1, Akk_1(m, n -1))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043cm" svg:y1="15.45cm" svg:x2="6.5cm" svg:y2="17.549cm" draw:start-shape="id16" draw:start-glue-point="5" draw:end-shape="id21" draw:end-glue-point="4" svg:d="M4043 15450h-501v1550h2958v549" svg:viewBox="0 0 2959 2100">
          <text:p/>
        </draw:connector>
        <draw:connector draw:style-name="gr12" draw:text-style-name="P6" draw:layer="layout" svg:x1="1.75cm" svg:y1="18.799cm" svg:x2="6.647cm" svg:y2="21.5cm" draw:start-shape="id21" draw:start-glue-point="5" draw:end-shape="id19" draw:end-glue-point="4" svg:d="M1750 18799h-501v1975h5398v726" svg:viewBox="0 0 5399 2702">
          <text:p/>
        </draw:connector>
        <draw:connector draw:style-name="gr13" draw:text-style-name="P6" draw:layer="layout" draw:line-skew="0cm 0.323cm" svg:x1="2.25cm" svg:y1="22.5cm" svg:x2="6.543cm" svg:y2="26.85cm" draw:start-shape="id19" draw:start-glue-point="5" draw:end-shape="id23" draw:end-glue-point="4" svg:d="M2250 22500h-502v2999h4795v1351" svg:viewBox="0 0 4796 4351">
          <text:p/>
        </draw:connector>
        <draw:connector draw:style-name="gr14" draw:text-style-name="P6" draw:layer="layout" draw:line-skew="1.499cm 3.85cm" svg:x1="17.001cm" svg:y1="17.024cm" svg:x2="6.543cm" svg:y2="26.85cm" draw:start-shape="id17" draw:start-glue-point="1" draw:end-shape="id23" draw:end-glue-point="4" svg:d="M17001 17024h1999v9225h-12457v601" svg:viewBox="0 0 12458 9827">
          <text:p/>
        </draw:connector>
        <draw:connector draw:style-name="gr15" draw:text-style-name="P6" draw:layer="layout" draw:line-skew="1.101cm 2.1cm" svg:x1="16.899cm" svg:y1="20.574cm" svg:x2="6.543cm" svg:y2="26.85cm" draw:start-shape="id22" draw:start-glue-point="1" draw:end-shape="id23" draw:end-glue-point="4" svg:d="M16899 20574h1601v5675h-11957v601" svg:viewBox="0 0 11958 6277">
          <text:p/>
        </draw:connector>
        <draw:connector draw:style-name="gr16" draw:text-style-name="P6" draw:layer="layout" draw:line-skew="0.074cm" svg:x1="12.5cm" svg:y1="25.5cm" svg:x2="6.543cm" svg:y2="26.85cm" draw:start-shape="id20" draw:start-glue-point="2" draw:end-shape="id23" draw:end-glue-point="4" svg:d="M12500 25500v749h-5957v601" svg:viewBox="0 0 5958 1351">
          <text:p/>
        </draw:connector>
      </draw:page>
      <draw:page draw:name="page3" draw:style-name="dp1" draw:master-page-name="Default">
        <draw:custom-shape draw:style-name="gr26" draw:text-style-name="P2" xml:id="id24" draw:id="id24" draw:layer="layout" svg:width="4.544cm" svg:height="1.699cm" svg:x="7.806cm" svg:y="1.301cm">
          <text:p text:style-name="P1">gcd(m, 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25" draw:id="id25" draw:layer="layout" svg:width="5.7cm" svg:height="2.349cm" svg:x="7.2cm" svg:y="3.551cm">
          <text:p text:style-name="P1">while</text:p>
          <text:p text:style-name="P1">m !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10.078cm" svg:y1="3cm" svg:x2="10.05cm" svg:y2="3.551cm" draw:start-shape="id24" draw:start-glue-point="8" draw:end-shape="id25" draw:end-glue-point="4" svg:d="M10078 3000l-28 551" svg:viewBox="0 0 29 552">
          <text:p/>
        </draw:connector>
        <draw:custom-shape draw:style-name="gr28" draw:text-style-name="P2" xml:id="id26" draw:id="id26" draw:layer="layout" svg:width="4.6cm" svg:height="2.499cm" svg:x="7.7cm" svg:y="7.25cm">
          <text:p text:style-name="P1">m &gt; <text:s/>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1.285cm" svg:height="0.962cm" svg:x="12.8cm" svg:y="6.988cm">
          <draw:text-box>
            <text:p text:style-name="P4">Да</text:p>
          </draw:text-box>
        </draw:frame>
        <draw:frame draw:style-name="gr5" draw:text-style-name="P5" draw:layer="layout" svg:width="1.582cm" svg:height="0.962cm" svg:x="6.4cm" svg:y="7.038cm">
          <draw:text-box>
            <text:p text:style-name="P4">Нет</text:p>
          </draw:text-box>
        </draw:frame>
        <draw:connector draw:style-name="gr7" draw:text-style-name="P6" draw:layer="layout" svg:x1="12.3cm" svg:y1="8.5cm" svg:x2="13.949cm" svg:y2="10.001cm" draw:start-shape="id26" draw:start-glue-point="7" draw:end-shape="id27" draw:end-glue-point="0" svg:d="M12300 8500h1649v1501" svg:viewBox="0 0 1650 1502">
          <text:p/>
        </draw:connector>
        <draw:custom-shape draw:style-name="gr29" draw:text-style-name="P2" xml:id="id27" draw:id="id27" draw:layer="layout" svg:width="3.899cm" svg:height="1.749cm" svg:x="12cm" svg:y="10.001cm">
          <text:p text:style-name="P1">m = m - n</text:p>
          <draw:enhanced-geometry svg:viewBox="0 0 21600 21600" draw:type="rectangle" draw:enhanced-path="M 0 0 L 21600 0 21600 21600 0 21600 0 0 Z N"/>
        </draw:custom-shape>
        <draw:custom-shape draw:style-name="gr30" draw:text-style-name="P2" xml:id="id28" draw:id="id28" draw:layer="layout" svg:width="3.5cm" svg:height="1.75cm" svg:x="4.55cm" svg:y="10cm">
          <text:p text:style-name="P1">n = n - m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7.7cm" svg:y1="8.5cm" svg:x2="6.3cm" svg:y2="10cm" draw:start-shape="id26" draw:start-glue-point="5" draw:end-shape="id28" draw:end-glue-point="0" svg:d="M7700 8500h-1400v1500" svg:viewBox="0 0 1401 1501">
          <text:p/>
        </draw:connector>
        <draw:connector draw:style-name="gr15" draw:text-style-name="P6" draw:layer="layout" draw:line-skew="0cm 5.05cm -3.699cm" svg:x1="15.899cm" svg:y1="10.875cm" svg:x2="7.2cm" svg:y2="4.726cm" draw:start-shape="id27" draw:start-glue-point="1" draw:end-shape="id25" draw:end-glue-point="5" svg:d="M15899 10875h500v2125h-13399v-8274h4200" svg:viewBox="0 0 13400 8275">
          <text:p/>
        </draw:connector>
        <draw:connector draw:style-name="gr16" draw:text-style-name="P6" draw:layer="layout" draw:line-skew="0.749cm -1.049cm" svg:x1="6.3cm" svg:y1="11.75cm" svg:x2="7.2cm" svg:y2="4.726cm" draw:start-shape="id28" draw:start-glue-point="2" draw:end-shape="id25" draw:end-glue-point="5" svg:d="M6300 11750v1250h-3300v-8274h4200" svg:viewBox="0 0 4201 8275">
          <text:p/>
        </draw:connector>
        <draw:connector draw:style-name="gr31" draw:text-style-name="P6" draw:layer="layout" draw:type="line" svg:x1="10.05cm" svg:y1="5.9cm" svg:x2="10cm" svg:y2="7.25cm" draw:start-shape="id25" draw:start-glue-point="6" draw:end-shape="id26" draw:end-glue-point="4" svg:d="M10050 5900l-50 1350" svg:viewBox="0 0 51 1351">
          <text:p/>
        </draw:connector>
        <draw:custom-shape draw:style-name="gr29" draw:text-style-name="P2" xml:id="id29" draw:id="id29" draw:layer="layout" svg:width="3.899cm" svg:height="1.749cm" svg:x="8cm" svg:y="14.951cm">
          <text:p text:style-name="P1">return m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line-skew="3.599cm 3.575cm" svg:x1="12.9cm" svg:y1="4.726cm" svg:x2="9.949cm" svg:y2="14.951cm" draw:start-shape="id25" draw:start-glue-point="7" draw:end-shape="id29" draw:end-glue-point="0" svg:d="M12900 4726h4100v9274h-7051v951" svg:viewBox="0 0 7052 10226">
          <text:p/>
        </draw:connector>
        <draw:custom-shape draw:style-name="gr33" draw:text-style-name="P2" xml:id="id30" draw:id="id30" draw:layer="layout" svg:width="3.794cm" svg:height="1.699cm" svg:x="8.056cm" svg:y="17.5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draw:layer="layout" draw:type="line" svg:x1="9.949cm" svg:y1="16.7cm" svg:x2="9.953cm" svg:y2="17.55cm" draw:start-shape="id29" draw:start-glue-point="2" draw:end-shape="id30" draw:end-glue-point="4" svg:d="M9949 16700l4 850" svg:viewBox="0 0 5 851">
          <text:p/>
        </draw:connector>
        <draw:frame draw:style-name="gr35" draw:text-style-name="P3" draw:layer="layout" svg:width="12.047cm" svg:height="3.095cm" svg:x="1.05cm" svg:y="19.75cm">
          <draw:text-box>
            <text:p>Алгоритм Евклида.</text:p>
            <text:p>Вариант1:</text:p>
            <text:p><text:tab/>Простейший циклический агоритм </text:p>
            <text:p><text:tab/>основанный на вычитании.</text:p>
          </draw:text-box>
        </draw:frame>
      </draw:page>
      <draw:page draw:name="page4" draw:style-name="dp1" draw:master-page-name="Default">
        <draw:custom-shape draw:style-name="gr26" draw:text-style-name="P2" xml:id="id31" draw:id="id31" draw:layer="layout" svg:width="4.544cm" svg:height="1.699cm" svg:x="7.807cm" svg:y="1.3cm">
          <text:p text:style-name="P1">gcd(m, 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32" draw:id="id32" draw:layer="layout" svg:width="5.7cm" svg:height="2.349cm" svg:x="7.201cm" svg:y="3.85cm">
          <text:p text:style-name="P1">n 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10.079cm" svg:y1="2.999cm" svg:x2="10.051cm" svg:y2="3.85cm" draw:start-shape="id31" draw:start-glue-point="8" draw:end-shape="id32" draw:end-glue-point="4" svg:d="M10079 2999l-28 851" svg:viewBox="0 0 29 852">
          <text:p/>
        </draw:connector>
        <draw:connector draw:style-name="gr7" draw:text-style-name="P6" draw:layer="layout" svg:x1="5.375cm" svg:y1="7.95cm" svg:x2="9.954cm" svg:y2="9.849cm" draw:start-shape="id33" draw:start-glue-point="2" draw:end-shape="id34" draw:end-glue-point="4" svg:d="M5375 7950v949h4579v950" svg:viewBox="0 0 4580 1900">
          <text:p/>
        </draw:connector>
        <draw:custom-shape draw:style-name="gr6" draw:text-style-name="P2" xml:id="id33" draw:id="id33" draw:layer="layout" svg:width="4.75cm" svg:height="2cm" svg:x="3cm" svg:y="5.95cm">
          <text:p text:style-name="P1">gcd(n, m % n)</text:p>
          <draw:enhanced-geometry svg:viewBox="0 0 21600 21600" draw:type="rectangle" draw:enhanced-path="M 0 0 L 21600 0 21600 21600 0 21600 0 0 Z N"/>
        </draw:custom-shape>
        <draw:custom-shape draw:style-name="gr36" draw:text-style-name="P2" xml:id="id35" draw:id="id35" draw:layer="layout" svg:width="3.899cm" svg:height="1.999cm" svg:x="14.051cm" svg:y="6.001cm">
          <text:p text:style-name="P1">return m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901cm" svg:y1="5.025cm" svg:x2="16cm" svg:y2="6.001cm" draw:start-shape="id32" draw:start-glue-point="7" draw:end-shape="id35" draw:end-glue-point="0" svg:d="M12901 5025h3099v976" svg:viewBox="0 0 3100 977">
          <text:p/>
        </draw:connector>
        <draw:custom-shape draw:style-name="gr33" draw:text-style-name="P2" xml:id="id34" draw:id="id34" draw:layer="layout" svg:width="3.794cm" svg:height="1.699cm" svg:x="8.057cm" svg:y="9.849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" draw:layer="layout" svg:width="12.953cm" svg:height="3.095cm" svg:x="2.047cm" svg:y="12.155cm">
          <draw:text-box>
            <text:p>Алгоритм Евклида.</text:p>
            <text:p>Вариант2:</text:p>
            <text:p><text:tab/>Рекурсивный агоритм основанный на </text:p>
            <text:p><text:tab/>нахождении остатка от деления.</text:p>
          </draw:text-box>
        </draw:frame>
        <draw:frame draw:style-name="gr5" draw:text-style-name="P5" draw:layer="layout" svg:width="1.582cm" svg:height="0.962cm" svg:x="6.25cm" svg:y="3.288cm">
          <draw:text-box>
            <text:p text:style-name="P4">Нет</text:p>
          </draw:text-box>
        </draw:frame>
        <draw:frame draw:style-name="gr4" draw:text-style-name="P5" draw:layer="layout" svg:width="1.285cm" svg:height="0.962cm" svg:x="13cm" svg:y="3.288cm">
          <draw:text-box>
            <text:p text:style-name="P4">Да</text:p>
          </draw:text-box>
        </draw:frame>
        <draw:connector draw:style-name="gr38" draw:text-style-name="P6" draw:layer="layout" svg:x1="7.201cm" svg:y1="5.025cm" svg:x2="5.375cm" svg:y2="5.95cm" draw:start-shape="id32" draw:start-glue-point="5" draw:end-shape="id33" draw:end-glue-point="0" svg:d="M7201 5025h-1826v925" svg:viewBox="0 0 1827 926">
          <text:p/>
        </draw:connector>
        <draw:connector draw:style-name="gr7" draw:text-style-name="P6" draw:layer="layout" svg:x1="16cm" svg:y1="8cm" svg:x2="9.954cm" svg:y2="9.849cm" draw:start-shape="id35" draw:start-glue-point="2" draw:end-shape="id34" draw:end-glue-point="4" svg:d="M16000 8000v924h-6046v925" svg:viewBox="0 0 6047 1850">
          <text:p/>
        </draw:connector>
      </draw:page>
      <draw:page draw:name="page5" draw:style-name="dp1" draw:master-page-name="Default">
        <draw:custom-shape draw:style-name="gr26" draw:text-style-name="P2" xml:id="id36" draw:id="id36" draw:layer="layout" svg:width="4.544cm" svg:height="1.699cm" svg:x="7.807cm" svg:y="1.3cm">
          <text:p text:style-name="P1">gcd(m, 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37" draw:id="id37" draw:layer="layout" svg:width="5.7cm" svg:height="2.349cm" svg:x="7.201cm" svg:y="3.55cm">
          <text:p text:style-name="P1">while</text:p>
          <text:p text:style-name="P1">n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10.079cm" svg:y1="2.999cm" svg:x2="10.051cm" svg:y2="3.55cm" draw:start-shape="id36" draw:start-glue-point="8" draw:end-shape="id37" draw:end-glue-point="4" svg:d="M10079 2999l-28 551" svg:viewBox="0 0 29 552">
          <text:p/>
        </draw:connector>
        <draw:connector draw:style-name="gr12" draw:text-style-name="P6" draw:layer="layout" draw:line-skew="0.249cm -0.7cm" svg:x1="10.025cm" svg:y1="8.25cm" svg:x2="7.201cm" svg:y2="4.725cm" draw:start-shape="id38" draw:start-glue-point="2" draw:end-shape="id37" draw:end-glue-point="5" svg:d="M10025 8250v750h-4025v-4275h1201" svg:viewBox="0 0 4026 4276">
          <text:p/>
        </draw:connector>
        <draw:connector draw:style-name="gr31" draw:text-style-name="P6" draw:layer="layout" draw:type="line" svg:x1="10.051cm" svg:y1="5.899cm" svg:x2="10.025cm" svg:y2="6.75cm" draw:start-shape="id37" draw:start-glue-point="6" draw:end-shape="id38" draw:end-glue-point="0" svg:d="M10051 5899l-26 851" svg:viewBox="0 0 27 852">
          <text:p/>
        </draw:connector>
        <draw:custom-shape draw:style-name="gr29" draw:text-style-name="P2" xml:id="id39" draw:id="id39" draw:layer="layout" svg:width="3.899cm" svg:height="1.749cm" svg:x="8.001cm" svg:y="11.05cm">
          <text:p text:style-name="P1">return m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line-skew="0.598cm 1.326cm" svg:x1="12.901cm" svg:y1="4.725cm" svg:x2="9.95cm" svg:y2="11.05cm" draw:start-shape="id37" draw:start-glue-point="7" draw:end-shape="id39" draw:end-glue-point="0" svg:d="M12901 4725h1099v5075h-4050v1250" svg:viewBox="0 0 4051 6326">
          <text:p/>
        </draw:connector>
        <draw:custom-shape draw:style-name="gr33" draw:text-style-name="P2" xml:id="id40" draw:id="id40" draw:layer="layout" svg:width="3.794cm" svg:height="1.699cm" svg:x="8.057cm" svg:y="13.849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draw:layer="layout" draw:type="line" svg:x1="9.95cm" svg:y1="12.799cm" svg:x2="9.954cm" svg:y2="13.849cm" draw:start-shape="id39" draw:start-glue-point="2" draw:end-shape="id40" draw:end-glue-point="4" svg:d="M9950 12799l4 1050" svg:viewBox="0 0 5 1051">
          <text:p/>
        </draw:connector>
        <draw:frame draw:style-name="gr39" draw:text-style-name="P3" draw:layer="layout" svg:width="12.916cm" svg:height="3.095cm" svg:x="1.051cm" svg:y="16.949cm">
          <draw:text-box>
            <text:p>Алгоритм Евклида.</text:p>
            <text:p>Вариант3:</text:p>
            <text:p text:style-name="P7"><text:span text:style-name="T1"><text:tab/></text:span><text:span text:style-name="T1">Циклический </text:span>агоритм основанный на </text:p>
            <text:p text:style-name="P7"><text:tab/>нахождении остатка от деления.</text:p>
          </draw:text-box>
        </draw:frame>
        <draw:custom-shape draw:style-name="gr40" draw:text-style-name="P2" xml:id="id38" draw:id="id38" draw:layer="layout" svg:width="5.149cm" svg:height="1.5cm" svg:x="7.451cm" svg:y="6.75cm">
          <text:p text:style-name="P1">m, n = n, <text:s/>m % n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1" draw:text-style-name="P2" xml:id="id41" draw:id="id41" draw:layer="controls" svg:width="4.125cm" svg:height="1.5cm" svg:x="4.163cm" svg:y="1.1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42" draw:id="id42" draw:layer="controls" svg:width="4.875cm" svg:height="1.35cm" svg:x="3.788cm" svg:y="3.05cm">
          <text:p text:style-name="P1">Ввод</text:p>
          <text:p text:style-name="P1">n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3" draw:text-style-name="P6" draw:layer="controls" draw:type="line" svg:x1="6.226cm" svg:y1="2.65cm" svg:x2="6.226cm" svg:y2="3.05cm" draw:start-shape="id41" draw:start-glue-point="8" draw:end-shape="id42" draw:end-glue-point="5" svg:d="M6226 2650v400" svg:viewBox="0 0 1 401">
          <text:p/>
        </draw:connector>
        <draw:custom-shape draw:style-name="gr44" draw:text-style-name="P2" xml:id="id54" draw:id="id54" draw:layer="controls" svg:width="3.75cm" svg:height="1.75cm" svg:x="14.05cm" svg:y="24.7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6" draw:layer="controls" draw:type="line" svg:x1="6.226cm" svg:y1="4.4cm" svg:x2="6.225cm" svg:y2="5cm" draw:start-shape="id42" draw:start-glue-point="8" draw:end-shape="id43" draw:end-glue-point="0" svg:d="M6226 4400l-1 600" svg:viewBox="0 0 2 601">
          <text:p/>
        </draw:connector>
        <draw:custom-shape draw:style-name="gr46" draw:text-style-name="P2" xml:id="id43" draw:id="id43" draw:layer="layout" svg:width="6.899cm" svg:height="1.75cm" svg:x="2.776cm" svg:y="5cm">
          <text:p text:style-name="P1">sieve = [0, 1, 2, …, n)</text:p>
          <text:p text:style-name="P1">sieve[1] = 0 </text:p>
          <draw:enhanced-geometry svg:viewBox="0 0 21600 21600" draw:type="rectangle" draw:enhanced-path="M 0 0 L 21600 0 21600 21600 0 21600 0 0 Z N"/>
        </draw:custom-shape>
        <draw:custom-shape draw:style-name="gr47" draw:text-style-name="P2" xml:id="id44" draw:id="id44" draw:layer="layout" svg:width="9.25cm" svg:height="2.75cm" svg:x="1.6cm" svg:y="7.9cm">
          <text:p text:style-name="P1">for i in range(2, n)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2" xml:id="id45" draw:id="id45" draw:layer="layout" svg:width="7.5cm" svg:height="4cm" svg:x="2.475cm" svg:y="11.75cm">
          <text:p text:style-name="P1">sieve[i]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3" draw:layer="layout" svg:width="1.75cm" svg:height="1cm" svg:x="1.65cm" svg:y="12.387cm">
          <draw:text-box>
            <text:p>Нет</text:p>
          </draw:text-box>
        </draw:frame>
        <draw:frame draw:style-name="gr49" draw:text-style-name="P3" draw:layer="layout" svg:width="1.5cm" svg:height="1cm" svg:x="9.65cm" svg:y="12.387cm">
          <draw:text-box>
            <text:p>Да</text:p>
          </draw:text-box>
        </draw:frame>
        <draw:custom-shape draw:style-name="gr50" draw:text-style-name="P2" xml:id="id46" draw:id="id46" draw:layer="layout" svg:width="2.75cm" svg:height="1.5cm" svg:x="4.775cm" svg:y="16.95cm">
          <text:p text:style-name="P1">j = i * 2</text:p>
          <draw:enhanced-geometry svg:viewBox="0 0 21600 21600" draw:type="rectangle" draw:enhanced-path="M 0 0 L 21600 0 21600 21600 0 21600 0 0 Z N"/>
        </draw:custom-shape>
        <draw:custom-shape draw:style-name="gr51" draw:text-style-name="P2" xml:id="id48" draw:id="id48" draw:layer="layout" svg:width="5cm" svg:height="2.25cm" svg:x="3.65cm" svg:y="19.25cm">
          <text:p text:style-name="P1">while</text:p>
          <text:p text:style-name="P1">j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" xml:id="id47" draw:id="id47" draw:layer="layout" svg:width="3.649cm" svg:height="1.75cm" svg:x="4.326cm" svg:y="22.15cm">
          <text:p text:style-name="P1">sieve[j] = 0</text:p>
          <text:p text:style-name="P1">j += i </text:p>
          <draw:enhanced-geometry svg:viewBox="0 0 21600 21600" draw:type="rectangle" draw:enhanced-path="M 0 0 L 21600 0 21600 21600 0 21600 0 0 Z N"/>
        </draw:custom-shape>
        <draw:connector draw:style-name="gr53" draw:text-style-name="P6" draw:layer="layout" draw:type="line" svg:x1="6.225cm" svg:y1="6.75cm" svg:x2="6.225cm" svg:y2="7.9cm" draw:start-shape="id43" draw:start-glue-point="2" draw:end-shape="id44" draw:end-glue-point="4" svg:d="M6225 6750v1150" svg:viewBox="0 0 1 1151">
          <text:p/>
        </draw:connector>
        <draw:connector draw:style-name="gr54" draw:text-style-name="P6" draw:layer="layout" svg:x1="9.975cm" svg:y1="13.75cm" svg:x2="6.15cm" svg:y2="16.95cm" draw:start-shape="id45" draw:start-glue-point="7" draw:end-shape="id46" draw:end-glue-point="0" svg:d="M9975 13750h502v2600h-4327v600" svg:viewBox="0 0 4328 3201">
          <text:p/>
        </draw:connector>
        <draw:connector draw:style-name="gr55" draw:text-style-name="P6" draw:layer="layout" draw:type="line" svg:x1="6.225cm" svg:y1="10.65cm" svg:x2="6.225cm" svg:y2="11.75cm" draw:start-shape="id44" draw:start-glue-point="6" draw:end-shape="id45" draw:end-glue-point="4" svg:d="M6225 10650v1100" svg:viewBox="0 0 1 1101">
          <text:p/>
        </draw:connector>
        <draw:connector draw:style-name="gr56" draw:text-style-name="P6" draw:layer="layout" svg:x1="2.475cm" svg:y1="13.75cm" svg:x2="1.6cm" svg:y2="9.275cm" draw:start-shape="id45" draw:start-glue-point="5" draw:end-shape="id44" draw:end-glue-point="5" svg:d="M2475 13750h-1376v-4475h501" svg:viewBox="0 0 1377 4476">
          <text:p/>
        </draw:connector>
        <draw:connector draw:style-name="gr57" draw:text-style-name="P6" draw:layer="layout" svg:x1="6.15cm" svg:y1="23.9cm" svg:x2="3.65cm" svg:y2="20.375cm" draw:start-shape="id47" draw:start-glue-point="2" draw:end-shape="id48" draw:end-glue-point="5" svg:d="M6150 23900v501h-3001v-4026h501" svg:viewBox="0 0 3002 4027">
          <text:p/>
        </draw:connector>
        <draw:connector draw:style-name="gr58" draw:text-style-name="P6" draw:layer="layout" draw:line-skew="0cm 9.699cm" svg:x1="8.65cm" svg:y1="20.375cm" svg:x2="1.6cm" svg:y2="9.275cm" draw:start-shape="id48" draw:start-glue-point="7" draw:end-shape="id44" draw:end-glue-point="5" svg:d="M8650 20375h502v4275h-8053v-15375h501" svg:viewBox="0 0 8054 15376">
          <text:p/>
        </draw:connector>
        <draw:connector draw:style-name="gr59" draw:text-style-name="P8" draw:layer="layout" draw:type="line" svg:x1="6.15cm" svg:y1="21.5cm" svg:x2="6.15cm" svg:y2="22.15cm" draw:start-shape="id48" draw:start-glue-point="6" draw:end-shape="id47" draw:end-glue-point="0" svg:d="M6150 21500v650" svg:viewBox="0 0 1 651">
          <text:p text:style-name="P4"><text:s/></text:p>
        </draw:connector>
        <draw:custom-shape draw:style-name="gr60" draw:text-style-name="P2" xml:id="id52" draw:id="id52" draw:layer="layout" svg:width="3.5cm" svg:height="1.25cm" svg:x="14.05cm" svg:y="8.7cm">
          <text:p text:style-name="P1">result = []</text:p>
          <draw:enhanced-geometry svg:viewBox="0 0 21600 21600" draw:type="rectangle" draw:enhanced-path="M 0 0 L 21600 0 21600 21600 0 21600 0 0 Z N"/>
        </draw:custom-shape>
        <draw:custom-shape draw:style-name="gr61" draw:text-style-name="P2" xml:id="id49" draw:id="id49" draw:layer="layout" svg:width="6.55cm" svg:height="2.75cm" svg:x="12.5cm" svg:y="11.15cm">
          <text:p text:style-name="P1">for i in sieve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2" xml:id="id50" draw:id="id50" draw:layer="layout" svg:width="3.925cm" svg:height="2cm" svg:x="13.825cm" svg:y="15.05cm">
          <text:p text:style-name="P1">i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3" draw:layer="layout" svg:width="1.75cm" svg:height="1cm" svg:x="12.3cm" svg:y="14.75cm">
          <draw:text-box>
            <text:p>Нет</text:p>
          </draw:text-box>
        </draw:frame>
        <draw:frame draw:style-name="gr49" draw:text-style-name="P3" draw:layer="layout" svg:width="1.5cm" svg:height="1cm" svg:x="17.7cm" svg:y="14.75cm">
          <draw:text-box>
            <text:p>Да</text:p>
          </draw:text-box>
        </draw:frame>
        <draw:connector draw:style-name="gr55" draw:text-style-name="P6" draw:layer="layout" draw:type="line" svg:x1="15.775cm" svg:y1="13.9cm" svg:x2="15.788cm" svg:y2="15.05cm" draw:start-shape="id49" draw:start-glue-point="6" draw:end-shape="id50" draw:end-glue-point="4" svg:d="M15775 13900l13 1150" svg:viewBox="0 0 14 1151">
          <text:p/>
        </draw:connector>
        <draw:connector draw:style-name="gr56" draw:text-style-name="P6" draw:layer="layout" draw:line-skew="-0.049cm" svg:x1="13.825cm" svg:y1="16.05cm" svg:x2="12.5cm" svg:y2="12.525cm" draw:start-shape="id50" draw:start-glue-point="5" draw:end-shape="id49" draw:end-glue-point="5" svg:d="M13825 16050h-1875v-3525h550" svg:viewBox="0 0 1876 3526">
          <text:p/>
        </draw:connector>
        <draw:custom-shape draw:style-name="gr63" draw:text-style-name="P2" xml:id="id51" draw:id="id51" draw:layer="layout" svg:width="5cm" svg:height="1.25cm" svg:x="13.4cm" svg:y="18.65cm">
          <text:p text:style-name="P1">result.append(i)</text:p>
          <draw:enhanced-geometry svg:viewBox="0 0 21600 21600" draw:type="rectangle" draw:enhanced-path="M 0 0 L 21600 0 21600 21600 0 21600 0 0 Z N"/>
        </draw:custom-shape>
        <draw:connector draw:style-name="gr64" draw:text-style-name="P6" draw:layer="layout" svg:x1="17.75cm" svg:y1="16.05cm" svg:x2="15.9cm" svg:y2="18.65cm" draw:start-shape="id50" draw:start-glue-point="7" draw:end-shape="id51" draw:end-glue-point="0" svg:d="M17750 16050h501v1801h-2351v799" svg:viewBox="0 0 2352 2601">
          <text:p/>
        </draw:connector>
        <draw:connector draw:style-name="gr65" draw:text-style-name="P6" draw:layer="layout" draw:line-skew="0cm -0.049cm" svg:x1="15.9cm" svg:y1="19.9cm" svg:x2="12.5cm" svg:y2="12.525cm" draw:start-shape="id51" draw:start-glue-point="2" draw:end-shape="id49" draw:end-glue-point="5" svg:d="M15900 19900v501h-3950v-7876h550" svg:viewBox="0 0 3951 7877">
          <text:p/>
        </draw:connector>
        <draw:connector draw:style-name="gr66" draw:text-style-name="P6" draw:layer="layout" draw:type="line" svg:x1="10.85cm" svg:y1="9.275cm" svg:x2="14.05cm" svg:y2="9.325cm" draw:start-shape="id44" draw:start-glue-point="7" draw:end-shape="id52" draw:end-glue-point="3" svg:d="M10850 9275l3200 50" svg:viewBox="0 0 3201 51">
          <text:p/>
        </draw:connector>
        <draw:connector draw:style-name="gr67" draw:text-style-name="P6" draw:layer="layout" draw:type="line" svg:x1="15.8cm" svg:y1="9.95cm" svg:x2="15.775cm" svg:y2="11.15cm" draw:start-shape="id52" draw:start-glue-point="2" draw:end-shape="id49" draw:end-glue-point="4" svg:d="M15800 9950l-25 1200" svg:viewBox="0 0 26 1201">
          <text:p/>
        </draw:connector>
        <draw:connector draw:style-name="gr68" draw:text-style-name="P6" draw:layer="layout" draw:type="line" svg:x1="6.15cm" svg:y1="18.45cm" svg:x2="6.15cm" svg:y2="19.25cm" draw:start-shape="id46" draw:start-glue-point="2" draw:end-shape="id48" draw:end-glue-point="4" svg:d="M6150 18450v800" svg:viewBox="0 0 1 801">
          <text:p/>
        </draw:connector>
        <draw:custom-shape draw:style-name="gr69" draw:text-style-name="P2" xml:id="id53" draw:id="id53" draw:layer="controls" svg:width="4.875cm" svg:height="1.75cm" svg:x="13.45cm" svg:y="22.1cm">
          <text:p text:style-name="P1">Вывод</text:p>
          <text:p text:style-name="P1">resul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0" draw:text-style-name="P6" draw:layer="layout" draw:type="line" svg:x1="15.888cm" svg:y1="23.85cm" svg:x2="15.925cm" svg:y2="24.75cm" draw:start-shape="id53" draw:start-glue-point="8" draw:end-shape="id54" draw:end-glue-point="4" svg:d="M15888 23850l37 900" svg:viewBox="0 0 38 901">
          <text:p/>
        </draw:connector>
        <draw:connector draw:style-name="gr71" draw:text-style-name="P6" draw:layer="layout" draw:line-skew="0cm 2.899cm" svg:x1="19.05cm" svg:y1="12.525cm" svg:x2="15.888cm" svg:y2="22.1cm" draw:start-shape="id49" draw:start-glue-point="7" draw:end-shape="id53" draw:end-glue-point="5" svg:d="M19050 12525h502v8375h-3664v1200" svg:viewBox="0 0 3665 9576">
          <text:p/>
        </draw:connector>
        <draw:frame draw:style-name="gr72" draw:text-style-name="P3" draw:layer="layout" svg:width="7cm" svg:height="2.384cm" svg:x="12cm" svg:y="1.75cm">
          <draw:text-box>
            <text:p>Блок-схема</text:p>
            <text:p>Решета Эратосфена</text:p>
          </draw:text-box>
        </draw:frame>
      </draw:page>
      <draw:page draw:name="page7" draw:style-name="dp1" draw:master-page-name="Default">
        <draw:custom-shape draw:style-name="gr73" draw:text-style-name="P2" xml:id="id55" draw:id="id55" draw:layer="controls" svg:width="5.512cm" svg:height="1.4cm" svg:x="8.319cm" svg:y="3.05cm">
          <text:p text:style-name="P1">binary(num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xml:id="id58" draw:id="id58" draw:layer="controls" svg:width="6.35cm" svg:height="2.8cm" svg:x="7.9cm" svg:y="7.15cm">
          <text:p text:style-name="P1">while num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6" draw:layer="controls" draw:type="line" svg:x1="11.075cm" svg:y1="4.45cm" svg:x2="11.075cm" svg:y2="5cm" draw:start-shape="id55" draw:start-glue-point="8" draw:end-shape="id56" draw:end-glue-point="0" svg:d="M11075 4450v550" svg:viewBox="0 0 1 551">
          <text:p/>
        </draw:connector>
        <draw:custom-shape draw:style-name="gr44" draw:text-style-name="P2" xml:id="id61" draw:id="id61" draw:layer="controls" svg:width="3.75cm" svg:height="1.75cm" svg:x="9.2cm" svg:y="18.6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6" draw:layer="controls" draw:line-skew="0.249cm" svg:x1="11.075cm" svg:y1="14.65cm" svg:x2="7.9cm" svg:y2="8.55cm" draw:start-shape="id57" draw:start-glue-point="2" draw:end-shape="id58" draw:end-glue-point="5" svg:d="M11075 14650v750h-3676v-6850h501" svg:viewBox="0 0 3677 6851">
          <text:p/>
        </draw:connector>
        <draw:connector draw:style-name="gr76" draw:text-style-name="P6" draw:layer="controls" draw:type="line" svg:x1="11.075cm" svg:y1="6cm" svg:x2="11.075cm" svg:y2="7.15cm" draw:start-shape="id56" draw:start-glue-point="2" draw:end-shape="id58" draw:end-glue-point="4" svg:d="M11075 6000v1150" svg:viewBox="0 0 1 1151">
          <text:p/>
        </draw:connector>
        <draw:connector draw:style-name="gr77" draw:text-style-name="P6" draw:layer="layout" draw:line-skew="0cm 2.599cm" svg:x1="14.25cm" svg:y1="8.55cm" svg:x2="11.075cm" svg:y2="16.65cm" draw:start-shape="id58" draw:start-glue-point="7" draw:end-shape="id59" draw:end-glue-point="0" svg:d="M14250 8550h502v7350h-3677v750" svg:viewBox="0 0 3678 8101">
          <text:p/>
        </draw:connector>
        <draw:custom-shape draw:style-name="gr78" draw:text-style-name="P2" xml:id="id56" draw:id="id56" draw:layer="layout" svg:width="3.5cm" svg:height="1cm" svg:x="9.325cm" svg:y="5cm">
          <text:p text:style-name="P1">s = «»</text:p>
          <draw:enhanced-geometry svg:viewBox="0 0 21600 21600" draw:type="rectangle" draw:enhanced-path="M 0 0 L 21600 0 21600 21600 0 21600 0 0 Z N"/>
        </draw:custom-shape>
        <draw:custom-shape draw:style-name="gr79" draw:text-style-name="P2" xml:id="id60" draw:id="id60" draw:layer="layout" svg:width="5.675cm" svg:height="1.55cm" svg:x="8.238cm" svg:y="10.95cm">
          <text:p text:style-name="P1">s = (num % 2) + s</text:p>
          <draw:enhanced-geometry svg:viewBox="0 0 21600 21600" draw:type="rectangle" draw:enhanced-path="M 0 0 L 21600 0 21600 21600 0 21600 0 0 Z N"/>
        </draw:custom-shape>
        <draw:custom-shape draw:style-name="gr78" draw:text-style-name="P2" xml:id="id57" draw:id="id57" draw:layer="layout" svg:width="3.5cm" svg:height="1cm" svg:x="9.325cm" svg:y="13.65cm">
          <text:p text:style-name="P1">num //= 2</text:p>
          <draw:enhanced-geometry svg:viewBox="0 0 21600 21600" draw:type="rectangle" draw:enhanced-path="M 0 0 L 21600 0 21600 21600 0 21600 0 0 Z N"/>
        </draw:custom-shape>
        <draw:custom-shape draw:style-name="gr78" draw:text-style-name="P2" xml:id="id59" draw:id="id59" draw:layer="layout" svg:width="3.5cm" svg:height="1cm" svg:x="9.325cm" svg:y="16.65cm">
          <text:p text:style-name="P1">return s</text:p>
          <draw:enhanced-geometry svg:viewBox="0 0 21600 21600" draw:type="rectangle" draw:enhanced-path="M 0 0 L 21600 0 21600 21600 0 21600 0 0 Z N"/>
        </draw:custom-shape>
        <draw:connector draw:style-name="gr80" draw:text-style-name="P6" draw:layer="layout" draw:type="line" svg:x1="11.075cm" svg:y1="9.95cm" svg:x2="11.075cm" svg:y2="10.95cm" draw:start-shape="id58" draw:start-glue-point="6" draw:end-shape="id60" draw:end-glue-point="0" svg:d="M11075 9950v1000" svg:viewBox="0 0 1 1001">
          <text:p/>
        </draw:connector>
        <draw:connector draw:style-name="gr81" draw:text-style-name="P6" draw:layer="layout" draw:type="line" svg:x1="11.075cm" svg:y1="12.5cm" svg:x2="11.075cm" svg:y2="13.65cm" draw:start-shape="id60" draw:start-glue-point="2" draw:end-shape="id57" draw:end-glue-point="0" svg:d="M11075 12500v1150" svg:viewBox="0 0 1 1151">
          <text:p/>
        </draw:connector>
        <draw:connector draw:style-name="gr82" draw:text-style-name="P6" draw:layer="layout" draw:type="line" svg:x1="11.075cm" svg:y1="17.65cm" svg:x2="11.075cm" svg:y2="18.65cm" draw:start-shape="id59" draw:start-glue-point="2" draw:end-shape="id61" draw:end-glue-point="4" svg:d="M11075 1765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27" draw:display-name="Arrowheads 27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77" draw:display-name="Arrowheads 77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17:02.271221118</meta:creation-date>
    <dc:date>2022-03-21T18:12:48.058805769</dc:date>
    <meta:editing-duration>PT3H37M56S</meta:editing-duration>
    <meta:editing-cycles>38</meta:editing-cycles>
    <meta:generator>LibreOffice/7.3.2.1$Linux_X86_64 LibreOffice_project/30$Build-1</meta:generator>
    <meta:document-statistic meta:object-count="160"/>
  </office:meta>
</office:document-meta>
</file>